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ae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setup.py build_ext --inplace</text:p>
      <text:p text:style-name="P1">python<text:span text:style-name="T1">3</text:span> flow --model cfg/yolo.cfg --load bin/yolov2.weights --demo videofile.mp4 <text:s text:c="2"/>--saveVide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4:59:29.081649421</meta:creation-date>
    <dc:date>2018-10-14T18:20:02.319925002</dc:date>
    <meta:editing-duration>PT1M5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18" meta:character-count="129" meta:non-whitespace-character-count="116"/>
  </office:meta>
</office:document-meta>
</file>